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5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08in solid #000000" fo:border-top="0.0008in solid #000000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  <style:style style:name="ce8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Classifer</text:p>
          </table:table-cell>
          <table:table-cell table:number-columns-repeated="3"/>
          <table:table-cell office:value-type="string">
            <text:p>Majority Classifi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Predicted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2"/>
          <table:table-cell/>
          <table:table-cell office:value-type="string">
            <text:p>Pos</text:p>
          </table:table-cell>
          <table:table-cell table:style-name="ce7" office:value-type="string">
            <text:p>Neg</text:p>
          </table:table-cell>
          <table:table-cell table:number-columns-repeated="5"/>
        </table:table-row>
        <table:table-row table:style-name="ro1">
          <table:table-cell table:style-name="ce2" office:value-type="string">
            <text:p>Actual</text:p>
          </table:table-cell>
          <table:table-cell office:value-type="string">
            <text:p>Pos</text:p>
          </table:table-cell>
          <table:table-cell office:value-type="float" office:value="5600">
            <text:p>5600</text:p>
          </table:table-cell>
          <table:table-cell table:style-name="ce7" office:value-type="float" office:value="40">
            <text:p>40</text:p>
          </table:table-cell>
          <table:table-cell office:value-type="string">
            <text:p>Positives</text:p>
          </table:table-cell>
          <table:table-cell table:formula="of:=[.C5]+[.D5]" office:value-type="float" office:value="5640">
            <text:p>5640</text:p>
          </table:table-cell>
          <table:table-cell office:value-type="string">
            <text:p>Accuracy </text:p>
          </table:table-cell>
          <table:table-cell table:formula="of:=[.F5]/([.F5]+[.F6])" office:value-type="float" office:value="0.564">
            <text:p>0.564</text:p>
          </table:table-cell>
          <table:table-cell/>
        </table:table-row>
        <table:table-row table:style-name="ro1">
          <table:table-cell table:style-name="ce2"/>
          <table:table-cell office:value-type="string">
            <text:p>Neg</text:p>
          </table:table-cell>
          <table:table-cell office:value-type="float" office:value="1900">
            <text:p>1900</text:p>
          </table:table-cell>
          <table:table-cell table:style-name="ce7" office:value-type="float" office:value="2460">
            <text:p>2460</text:p>
          </table:table-cell>
          <table:table-cell office:value-type="string">
            <text:p>Negatives</text:p>
          </table:table-cell>
          <table:table-cell table:formula="of:=[.C6]+[.D6]" office:value-type="float" office:value="4360">
            <text:p>4360</text:p>
          </table:table-cell>
          <table:table-cell office:value-type="string">
            <text:p>Precision</text:p>
          </table:table-cell>
          <table:table-cell table:formula="of:=5640/([.F5]+[.F6])" office:value-type="float" office:value="0.564">
            <text:p>0.564</text:p>
          </table:table-cell>
          <table:table-cell/>
        </table:table-row>
        <table:table-row table:style-name="ro1">
          <table:table-cell table:style-name="ce3"/>
          <table:table-cell table:style-name="ce5" table:number-columns-repeated="2"/>
          <table:table-cell table:style-name="ce8"/>
          <table:table-cell office:value-type="string">
            <text:p>Prediction</text:p>
          </table:table-cell>
          <table:table-cell table:formula="of:=[.F5]+[.F6]" office:value-type="float" office:value="10000">
            <text:p>10000</text:p>
          </table:table-cell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ecall</text:p>
          </table:table-cell>
          <table:table-cell table:formula="of:=[.C5]/([.C5]+[.D5])" office:value-type="float" office:value="0.99290780141844">
            <text:p>0.99290780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ecision</text:p>
          </table:table-cell>
          <table:table-cell table:formula="of:=[.C5]/([.C5]+[.C6])" office:value-type="float" office:value="0.746666666666667">
            <text:p>0.7466666667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Precision: Amongst all predicted positive, whats actually positive?</text:p>
          </table:table-cell>
          <table:table-cell table:number-columns-repeated="8"/>
        </table:table-row>
        <table:table-row table:style-name="ro1">
          <table:table-cell office:value-type="string">
            <text:p>Recall: Amongst all actual positives, how many are predicted to be?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14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bal Tiwaree</meta:initial-creator>
    <meta:creation-date>2016-09-29T13:16:41</meta:creation-date>
    <dc:date>2016-09-29T14:40:20</dc:date>
    <dc:creator>Prabal Tiwaree</dc:creator>
    <meta:editing-duration>PT1H8M26S</meta:editing-duration>
    <meta:editing-cycles>3</meta:editing-cycles>
    <meta:generator>OpenOffice/4.0.1$Unix OpenOffice.org_project/401m5$Build-9714</meta:generator>
    <meta:document-statistic meta:table-count="3" meta:cell-count="31" meta:object-count="0"/>
  </office:meta>
</office:document-meta>
</file>